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0376" calcext:value-type="float">
            <text:p>57.1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7744" calcext:value-type="float">
            <text:p>57.3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9302</text:p>
          </table:table-cell>
          <table:table-cell office:value-type="string" calcext:value-type="string">
            <text:p>TWDB:2329302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